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ошкин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6" table:number-columns-repeated="16377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е элементов улично-дорожной сети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7">
            <text:p>п. Алексеевка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7">
            <text:p>п. Алексеевка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Большая Константин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Большая Константиновка</text:p>
          </table:table-cell>
          <table:table-cell office:value-type="string" table:style-name="ce8">
            <text:p>ул. Оз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ж/д. рзд. Кармала</text:p>
          </table:table-cell>
          <table:table-cell office:value-type="string" table:style-name="ce8">
            <text:p>ул. Вокз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д. Моисее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д. Моисеевка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Новый Колмаюр</text:p>
          </table:table-cell>
          <table:table-cell office:value-type="string" table:style-name="ce8">
            <text:p>ул. Больни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Новый Колмаюр</text:p>
          </table:table-cell>
          <table:table-cell office:value-type="string" table:style-name="ce8">
            <text:p>ул. 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Новый Колмаюр</text:p>
          </table:table-cell>
          <table:table-cell office:value-type="string" table:style-name="ce8">
            <text:p>ул. Пожа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Новый Колмаюр</text:p>
          </table:table-cell>
          <table:table-cell office:value-type="string" table:style-name="ce8">
            <text:p>ул. 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Константиновка</text:p>
          </table:table-cell>
          <table:table-cell office:value-type="string" table:style-name="ce8">
            <text:p>с. Новый Колмаюр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7">
            <text:p>д. Бикулов Починок</text:p>
          </table:table-cell>
          <table:table-cell office:value-type="string" table:style-name="ce8">
            <text:p>ул. Почин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7">
            <text:p>д. Бикулов Починок</text:p>
          </table:table-cell>
          <table:table-cell office:value-type="string" table:style-name="ce8">
            <text:p>ул. Роман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7">
            <text:p>д. Бикулов Починок</text:p>
          </table:table-cell>
          <table:table-cell office:value-type="string" table:style-name="ce8">
            <text:p>ул. Шосс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7">
            <text:p>д. Бикулов Починок</text:p>
          </table:table-cell>
          <table:table-cell office:value-type="string" table:style-name="ce8">
            <text:p>ул. Ферме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7">
            <text:p>д. Бикулов Починок</text:p>
          </table:table-cell>
          <table:table-cell office:value-type="string" table:style-name="ce8">
            <text:p>ул. Скла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7">
            <text:p>д. Бикулов Починок</text:p>
          </table:table-cell>
          <table:table-cell office:value-type="string" table:style-name="ce8">
            <text:p>ул. Гара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Большая Роман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Большая Романовка</text:p>
          </table:table-cell>
          <table:table-cell office:value-type="string" table:style-name="ce8">
            <text:p>ул. Оз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д. Долиновка</text:p>
          </table:table-cell>
          <table:table-cell office:value-type="string" table:style-name="ce8">
            <text:p>ул. Долин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д. Долиновка</text:p>
          </table:table-cell>
          <table:table-cell office:value-type="string" table:style-name="ce8">
            <text:p>ул. 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д. Долиновка</text:p>
          </table:table-cell>
          <table:table-cell office:value-type="string" table:style-name="ce8">
            <text:p>ул. Овра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Больни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Да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Скла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с. Залесье</text:p>
          </table:table-cell>
          <table:table-cell office:value-type="string" table:style-name="ce8">
            <text:p>ул. Комплек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д. Каменный Овраг</text:p>
          </table:table-cell>
          <table:table-cell office:value-type="string" table:style-name="ce8">
            <text:p>ул. Камен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д. Малая Романовка</text:p>
          </table:table-cell>
          <table:table-cell office:value-type="string" table:style-name="ce8">
            <text:p>ул. Мало-Роман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ж/д рзд Розовка</text:p>
          </table:table-cell>
          <table:table-cell office:value-type="string" table:style-name="ce9">
            <text:p>ул. Железно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ая Романовка</text:p>
          </table:table-cell>
          <table:table-cell office:value-type="string" table:style-name="ce8">
            <text:p>д. Супонево</text:p>
          </table:table-cell>
          <table:table-cell office:value-type="string" table:style-name="ce8">
            <text:p>ул. Супон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Зеле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пер. Овражн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5">
            <text:p>ул. Специа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Большое Ермаково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Грачёвка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Грачёвка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Ерандаево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Ерандаево</text:p>
          </table:table-cell>
          <table:table-cell office:value-type="string" table:style-name="ce8">
            <text:p>ул. 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Ерандаево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Ерандаево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с. Ерандаево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Андреевка</text:p>
          </table:table-cell>
          <table:table-cell office:value-type="string" table:style-name="ce8">
            <text:p>ул. им. Беляковского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Андреевка</text:p>
          </table:table-cell>
          <table:table-cell office:value-type="string" table:style-name="ce8">
            <text:p>ул. Ново-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Андреевка</text:p>
          </table:table-cell>
          <table:table-cell office:value-type="string" table:style-name="ce5">
            <text:p>ул. Специа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Андрее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Антипкино</text:p>
          </table:table-cell>
          <table:table-cell office:value-type="string" table:style-name="ce8">
            <text:p>ул. Верхня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Антипкино</text:p>
          </table:table-cell>
          <table:table-cell office:value-type="string" table:style-name="ce8">
            <text:p>ул. Нижня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Большое Ермаково<text:s/></text:p>
          </table:table-cell>
          <table:table-cell office:value-type="string" table:style-name="ce7">
            <text:p>д. Малое Ермаково</text:p>
          </table:table-cell>
          <table:table-cell office:value-type="string" table:style-name="ce8">
            <text:p>ул. Мал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1-й квартал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2-й квартал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3-й квартал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4-й квартал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5-й квартал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60 лет Октябр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Академика Павл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Аэродром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Берез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Вокз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Губер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5">
            <text:p>ул. Дружб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Заво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Замост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Запад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6">
            <text:p>ул. имени Самарк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6">
            <text:p>ул. имени Юмаше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Комсомо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Кошки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Куйбыш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Мал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5">
            <text:p>ул. Мир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Ново-Почт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Овра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арк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5">
            <text:p>ул. Побед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оселк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реображе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рив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ама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ев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олн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5">
            <text:p>ул. Строителе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Шосс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Юбил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Ю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ж/д ст. Погрузная</text:p>
          </table:table-cell>
          <table:table-cell office:value-type="string" table:style-name="ce8">
            <text:p>ул. Заво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5">
            <text:p>ул. Автомоби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Вокз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5">
            <text:p>ул. Гагар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Гварде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Железно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Октябр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ерво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ионе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пор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Степ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Кошки<text:s/></text:p>
          </table:table-cell>
          <table:table-cell office:value-type="string" table:style-name="ce7">
            <text:p>с. Кошки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7">
            <text:p>п. Александровка</text:p>
          </table:table-cell>
          <table:table-cell office:value-type="string" table:style-name="ce8">
            <text:p>ул. Леонть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7">
            <text:p>п. Александровка</text:p>
          </table:table-cell>
          <table:table-cell office:value-type="string" table:style-name="ce8">
            <text:p>ул. Оз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Гранновка</text:p>
          </table:table-cell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Сев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Степ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При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с. Надеждино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Новая Жизнь</text:p>
          </table:table-cell>
          <table:table-cell office:value-type="string" table:style-name="ce8">
            <text:p>ул. Доро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Новая Жизнь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Новая Жизнь</text:p>
          </table:table-cell>
          <table:table-cell office:value-type="string" table:style-name="ce8">
            <text:p>ул. 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Новая Жизнь</text:p>
          </table:table-cell>
          <table:table-cell office:value-type="string" table:style-name="ce8">
            <text:p>ул. Садк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Новая Жизнь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Новая Жизнь</text:p>
          </table:table-cell>
          <table:table-cell office:value-type="string" table:style-name="ce8">
            <text:p>ул. Шосс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адеждино<text:s/></text:p>
          </table:table-cell>
          <table:table-cell office:value-type="string" table:style-name="ce8">
            <text:p>п. Ягодный</text:p>
          </table:table-cell>
          <table:table-cell office:value-type="string" table:style-name="ce8">
            <text:p>ул. Берез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с. Нижняя Быко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с. Нижняя Быковка</text:p>
          </table:table-cell>
          <table:table-cell office:value-type="string" table:style-name="ce7">
            <text:p>ул. Побед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с. Нижняя Бык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с. Верхнее Степное</text:p>
          </table:table-cell>
          <table:table-cell office:value-type="string" table:style-name="ce8">
            <text:p>ул. Степ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п. Графский</text:p>
          </table:table-cell>
          <table:table-cell office:value-type="string" table:style-name="ce8">
            <text:p>ул. Ма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п. Степной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Балтика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Белый Ключ</text:p>
          </table:table-cell>
          <table:table-cell office:value-type="string" table:style-name="ce8">
            <text:p>ул. Белоключевская</text:p>
          </table:table-cell>
          <table:table-cell table:number-columns-repeated="16379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Богодуховка</text:p>
          </table:table-cell>
          <table:table-cell office:value-type="string" table:style-name="ce8">
            <text:p>ул. Малобогодуховская</text:p>
          </table:table-cell>
          <table:table-cell table:number-columns-repeated="16379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Большая Дегтяре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Лифлянд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Николаевка</text:p>
          </table:table-cell>
          <table:table-cell office:value-type="string" table:style-name="ce8">
            <text:p>ул. Николаевская</text:p>
          </table:table-cell>
          <table:table-cell table:number-columns-repeated="16379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Правая Шабаловка</text:p>
          </table:table-cell>
          <table:table-cell office:value-type="string" table:style-name="ce7">
            <text:p>ул. Мира</text:p>
          </table:table-cell>
          <table:table-cell table:number-columns-repeated="16379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Рахмановка</text:p>
          </table:table-cell>
          <table:table-cell office:value-type="string" table:style-name="ce8">
            <text:p>ул. 50 лет Победы</text:p>
          </table:table-cell>
          <table:table-cell table:number-columns-repeated="16379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Рахман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Рахман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Рахмановк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Рахман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Средняя Бык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Средне-Правая Чеснок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ижняя Быковка<text:s/></text:p>
          </table:table-cell>
          <table:table-cell office:value-type="string" table:style-name="ce7">
            <text:p>д. Ягодиновка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Новая Кармал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Новая Кармала</text:p>
          </table:table-cell>
          <table:table-cell office:value-type="string" table:style-name="ce8">
            <text:p>ул. Прибрежная</text:p>
          </table:table-cell>
          <table:table-cell table:number-columns-repeated="16379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Новая Кармала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Новая Кармал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ая Кармала</text:p>
          </table:table-cell>
          <table:table-cell office:value-type="string" table:style-name="ce8">
            <text:p>ул. Колхозная</text:p>
          </table:table-cell>
          <table:table-cell table:number-columns-repeated="16379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ая Кармала</text:p>
          </table:table-cell>
          <table:table-cell office:value-type="string" table:style-name="ce8">
            <text:p>ул. Средняя</text:p>
          </table:table-cell>
          <table:table-cell table:number-columns-repeated="16379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ая Кармал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ая Кармал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ое Юреево</text:p>
          </table:table-cell>
          <table:table-cell office:value-type="string" table:style-name="ce8">
            <text:p>ул. Колхозная</text:p>
          </table:table-cell>
          <table:table-cell table:number-columns-repeated="16379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ое Юреево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ое Юреево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Старое Юреев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Юмратка</text:p>
          </table:table-cell>
          <table:table-cell office:value-type="string" table:style-name="ce8">
            <text:p>ул. Большая</text:p>
          </table:table-cell>
          <table:table-cell table:number-columns-repeated="16379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Юмратка</text:p>
          </table:table-cell>
          <table:table-cell office:value-type="string" table:style-name="ce8">
            <text:p>ул. Задняя</text:p>
          </table:table-cell>
          <table:table-cell table:number-columns-repeated="16379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с. Юмратка</text:p>
          </table:table-cell>
          <table:table-cell office:value-type="string" table:style-name="ce8">
            <text:p>ул. Малая</text:p>
          </table:table-cell>
          <table:table-cell table:number-columns-repeated="16379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п. Мельничная Полян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п. Мохово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Новая Кармала<text:s/></text:p>
          </table:table-cell>
          <table:table-cell office:value-type="string" table:style-name="ce7">
            <text:p>п. Ульяновка</text:p>
          </table:table-cell>
          <table:table-cell office:value-type="string" table:style-name="ce8">
            <text:p>ул. Ульяновская</text:p>
          </table:table-cell>
          <table:table-cell table:number-columns-repeated="16379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д. Березки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д. Березки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40 лет Победы</text:p>
          </table:table-cell>
          <table:table-cell table:number-columns-repeated="16379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7">
            <text:p>ул. Гагарина</text:p>
          </table:table-cell>
          <table:table-cell table:number-columns-repeated="16379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Любимовская</text:p>
          </table:table-cell>
          <table:table-cell table:number-columns-repeated="16379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Октябрьская</text:p>
          </table:table-cell>
          <table:table-cell table:number-columns-repeated="16379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Орловка</text:p>
          </table:table-cell>
          <table:table-cell office:value-type="string" table:style-name="ce7">
            <text:p>ул. Юнгородок</text:p>
          </table:table-cell>
          <table:table-cell table:number-columns-repeated="16379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Красн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Орловка<text:s/></text:p>
          </table:table-cell>
          <table:table-cell office:value-type="string" table:style-name="ce7">
            <text:p>с. Красн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Западная</text:p>
          </table:table-cell>
          <table:table-cell table:number-columns-repeated="16379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7">
            <text:p>ул. Победы</text:p>
          </table:table-cell>
          <table:table-cell table:number-columns-repeated="16379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8">
            <text:p>ул. Приовражная</text:p>
          </table:table-cell>
          <table:table-cell table:number-columns-repeated="16379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Русская Васильевка 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Мамыково</text:p>
          </table:table-cell>
          <table:table-cell office:value-type="string" table:style-name="ce8">
            <text:p>ул. Западная</text:p>
          </table:table-cell>
          <table:table-cell table:number-columns-repeated="16379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Мамыково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Мамыково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Мамыково</text:p>
          </table:table-cell>
          <table:table-cell office:value-type="string" table:style-name="ce7">
            <text:p>ул. Победы</text:p>
          </table:table-cell>
          <table:table-cell table:number-columns-repeated="16379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Мамыково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Мамыков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Тенеево</text:p>
          </table:table-cell>
          <table:table-cell office:value-type="string" table:style-name="ce8">
            <text:p>ул. Болотная</text:p>
          </table:table-cell>
          <table:table-cell table:number-columns-repeated="16379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Тенеево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Тенеево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Тенеево</text:p>
          </table:table-cell>
          <table:table-cell office:value-type="string" table:style-name="ce8">
            <text:p>ул. Сладкая</text:p>
          </table:table-cell>
          <table:table-cell table:number-columns-repeated="16379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Тенеево</text:p>
          </table:table-cell>
          <table:table-cell office:value-type="string" table:style-name="ce8">
            <text:p>ул. Тупиковая</text:p>
          </table:table-cell>
          <table:table-cell table:number-columns-repeated="16379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с. Тенеев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п. Верхняя Василье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п. Вишневка</text:p>
          </table:table-cell>
          <table:table-cell office:value-type="string" table:style-name="ce8">
            <text:p>ул. Верхняя</text:p>
          </table:table-cell>
          <table:table-cell table:number-columns-repeated="16379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п. Вишневка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п.Новое Тенеево</text:p>
          </table:table-cell>
          <table:table-cell office:value-type="string" table:style-name="ce7">
            <text:p>ул. Культуры</text:p>
          </table:table-cell>
          <table:table-cell table:number-columns-repeated="16379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п.Новое Тенеево</text:p>
          </table:table-cell>
          <table:table-cell office:value-type="string" table:style-name="ce8">
            <text:p>ул. Российская</text:p>
          </table:table-cell>
          <table:table-cell table:number-columns-repeated="16379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д. Новое Фейзуллово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Русская Васильевка<text:s/></text:p>
          </table:table-cell>
          <table:table-cell office:value-type="string" table:style-name="ce7">
            <text:p>д. Новое Фейзуллов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д. Малое Максимкино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д. Малое Максимкин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д. Малое Максимкин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д. Малое Максимкино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7">
            <text:p>ул. Киреметь</text:p>
          </table:table-cell>
          <table:table-cell table:number-columns-repeated="16379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8">
            <text:p>ул. Черемшанская</text:p>
          </table:table-cell>
          <table:table-cell table:number-columns-repeated="16379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арое Максимкино<text:s/></text:p>
          </table:table-cell>
          <table:table-cell office:value-type="string" table:style-name="ce7">
            <text:p>с. Старое Максимкино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с. Старое Фейзуллово</text:p>
          </table:table-cell>
          <table:table-cell office:value-type="string" table:style-name="ce8">
            <text:p>ул. Верхняя</text:p>
          </table:table-cell>
          <table:table-cell table:number-columns-repeated="16379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с. Старое Фейзуллово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с. Степная Шентал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с. Степная Шентал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с. Степная Шентал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с. Степная Шентал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д. Городок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д. Городок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д. Городок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Степная Шентала<text:s/></text:p>
          </table:table-cell>
          <table:table-cell office:value-type="string" table:style-name="ce7">
            <text:p>д. Городок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с. Четыровка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с. Четыр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п. Заречье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Апальково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Апальково</text:p>
          </table:table-cell>
          <table:table-cell office:value-type="string" table:style-name="ce8">
            <text:p>ул. Северная</text:p>
          </table:table-cell>
          <table:table-cell table:number-columns-repeated="16379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Белоозерная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Белоозерная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Белоозерная</text:p>
          </table:table-cell>
          <table:table-cell office:value-type="string" table:style-name="ce8">
            <text:p>ул. Продольная</text:p>
          </table:table-cell>
          <table:table-cell table:number-columns-repeated="16379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Белоозерная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Гранная</text:p>
          </table:table-cell>
          <table:table-cell office:value-type="string" table:style-name="ce8">
            <text:p>ул. Широкая</text:p>
          </table:table-cell>
          <table:table-cell table:number-columns-repeated="16379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Лузан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Лузановка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Лузановка</text:p>
          </table:table-cell>
          <table:table-cell office:value-type="string" table:style-name="ce8">
            <text:p>ул. Прифермская</text:p>
          </table:table-cell>
          <table:table-cell table:number-columns-repeated="16379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Лузановка</text:p>
          </table:table-cell>
          <table:table-cell office:value-type="string" table:style-name="ce8">
            <text:p>ул. Северная</text:p>
          </table:table-cell>
          <table:table-cell table:number-columns-repeated="16379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Четыровка<text:s/></text:p>
          </table:table-cell>
          <table:table-cell office:value-type="string" table:style-name="ce7">
            <text:p>д. Пальная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Старая Ивановка</text:p>
          </table:table-cell>
          <table:table-cell office:value-type="string" table:style-name="ce8">
            <text:p>ул. Кольцевая</text:p>
          </table:table-cell>
          <table:table-cell table:number-columns-repeated="16379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Старая Иван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Старая Ивано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Старая Иван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Старая Иван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Шпано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Шпан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Шпан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с. Шпано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п. Верхняя Иван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п. Горный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п. Михайловка</text:p>
          </table:table-cell>
          <table:table-cell office:value-type="string" table:style-name="ce8">
            <text:p>ул. Звездная</text:p>
          </table:table-cell>
          <table:table-cell table:number-columns-repeated="16379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п. Привольный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 Киевка</text:p>
          </table:table-cell>
          <table:table-cell office:value-type="string" table:style-name="ce8">
            <text:p>ул. Киевская</text:p>
          </table:table-cell>
          <table:table-cell table:number-columns-repeated="16379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Левый Салаван</text:p>
          </table:table-cell>
          <table:table-cell office:value-type="string" table:style-name="ce7">
            <text:p>ул. Липовка</text:p>
          </table:table-cell>
          <table:table-cell table:number-columns-repeated="16379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Левый Салаван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Левый Салаван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 Новая Зубовка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 Остр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 Островка</text:p>
          </table:table-cell>
          <table:table-cell office:value-type="string" table:style-name="ce8">
            <text:p>ул. Магистральная</text:p>
          </table:table-cell>
          <table:table-cell table:number-columns-repeated="16379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7">
            <text:p>д. Титовка</text:p>
          </table:table-cell>
          <table:table-cell office:value-type="string" table:style-name="ce8">
            <text:p>ул. Липовская</text:p>
          </table:table-cell>
          <table:table-cell table:number-columns-repeated="16379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8">
            <text:p>д. Сед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string" table:style-name="ce7">
            <text:p>Кошкинский</text:p>
          </table:table-cell>
          <table:table-cell office:value-type="string" table:style-name="ce7">
            <text:p>СП Шпановка<text:s/></text:p>
          </table:table-cell>
          <table:table-cell office:value-type="string" table:style-name="ce8">
            <text:p>д. Седовка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number-rows-repeated="10483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06:07:17Z</dc:date>
    <meta:print-date>2019-09-03T05:33:55Z</meta:print-date>
    <meta:editing-cycles>7</meta:editing-cycles>
    <meta:editing-duration>PT14029S</meta:editing-duration>
  </office:meta>
</office:document-meta>
</file>